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" svg:font-family="Time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2.1667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cd6ed"/>
    </style:style>
    <style:style style:name="P2" style:family="paragraph" style:parent-style-name="Standard">
      <style:text-properties style:font-name="Times New Roman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/>
    </style:style>
    <style:style style:name="P4" style:family="paragraph" style:parent-style-name="Standard">
      <style:text-properties style:font-name="Times New Roman" fo:font-size="12pt" fo:font-style="italic"/>
    </style:style>
    <style:style style:name="P5" style:family="paragraph" style:parent-style-name="Standard">
      <style:text-properties style:font-name="Times New Roman" fo:font-size="12pt" fo:font-style="italic" officeooo:paragraph-rsid="00792b1f" style:font-style-asian="italic" style:font-style-complex="italic"/>
    </style:style>
    <style:style style:name="P6" style:family="paragraph" style:parent-style-name="Standard">
      <style:text-properties style:font-name="Times New Roman" fo:font-size="12pt" fo:font-style="normal" officeooo:paragraph-rsid="0089d5b2" style:font-style-asian="normal" style:font-style-complex="normal"/>
    </style:style>
    <style:style style:name="P7" style:family="paragraph" style:parent-style-name="Standard">
      <style:text-properties style:font-name="Times New Roman" fo:font-size="12pt" officeooo:paragraph-rsid="00162909"/>
    </style:style>
    <style:style style:name="P8" style:family="paragraph" style:parent-style-name="Standard">
      <style:text-properties style:font-name="Times New Roman" fo:font-size="12pt" officeooo:paragraph-rsid="0034ae85"/>
    </style:style>
    <style:style style:name="P9" style:family="paragraph" style:parent-style-name="Standard">
      <style:text-properties style:font-name="Times New Roman" fo:font-size="12pt" officeooo:paragraph-rsid="0035a377"/>
    </style:style>
    <style:style style:name="P10" style:family="paragraph" style:parent-style-name="Standard">
      <style:text-properties style:font-name="Times New Roman" fo:font-size="12pt" officeooo:paragraph-rsid="0040c933"/>
    </style:style>
    <style:style style:name="P11" style:family="paragraph" style:parent-style-name="Standard">
      <style:text-properties style:font-name="Times New Roman" fo:font-size="12pt" officeooo:paragraph-rsid="00614ebc"/>
    </style:style>
    <style:style style:name="P12" style:family="paragraph" style:parent-style-name="Standard">
      <style:text-properties style:font-name="Times New Roman" fo:font-size="12pt" officeooo:paragraph-rsid="00625160"/>
    </style:style>
    <style:style style:name="P13" style:family="paragraph" style:parent-style-name="Standard">
      <style:text-properties style:font-name="Times New Roman" fo:font-size="12pt" officeooo:paragraph-rsid="0068f9d6"/>
    </style:style>
    <style:style style:name="P14" style:family="paragraph" style:parent-style-name="Standard">
      <style:paragraph-properties fo:margin-top="0in" fo:margin-bottom="0.0835in" style:contextual-spacing="false"/>
      <style:text-properties style:font-name="Times New Roman" fo:font-size="12pt"/>
    </style:style>
    <style:style style:name="P15" style:family="paragraph" style:parent-style-name="Standard">
      <style:paragraph-properties fo:margin-top="0in" fo:margin-bottom="0.0835in" style:contextual-spacing="false"/>
      <style:text-properties style:font-name="Times New Roman" fo:font-size="12pt" officeooo:paragraph-rsid="006d0efd"/>
    </style:style>
    <style:style style:name="P16" style:family="paragraph" style:parent-style-name="Standard">
      <style:paragraph-properties fo:margin-top="0in" fo:margin-bottom="0.0835in" style:contextual-spacing="false"/>
      <style:text-properties officeooo:paragraph-rsid="006d0efd"/>
    </style:style>
    <style:style style:name="P17" style:family="paragraph" style:parent-style-name="Text_20_body">
      <style:paragraph-properties fo:margin-top="0in" fo:margin-bottom="0.0835in" style:contextual-spacing="false"/>
      <style:text-properties style:font-name="Times New Roman" fo:font-size="12pt" officeooo:paragraph-rsid="003bf504"/>
    </style:style>
    <style:style style:name="P18" style:family="paragraph" style:parent-style-name="Standard">
      <style:paragraph-properties fo:margin-top="0.1665in" fo:margin-bottom="0.0835in" style:contextual-spacing="false"/>
    </style:style>
    <style:style style:name="P19" style:family="paragraph" style:parent-style-name="Table_20_Contents">
      <style:text-properties style:font-name="Times New Roman" fo:font-size="12pt" officeooo:paragraph-rsid="006d0ef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paragraph-rsid="006d0ef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paragraph-rsid="006fc414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paragraph-rsid="0075b114"/>
    </style:style>
    <style:style style:name="P23" style:family="paragraph" style:parent-style-name="Table_20_Contents">
      <style:text-properties style:font-name="Times New Roman" fo:font-size="12pt" officeooo:paragraph-rsid="006fc414"/>
    </style:style>
    <style:style style:name="P24" style:family="paragraph" style:parent-style-name="Table_20_Contents">
      <style:text-properties style:font-name="Times New Roman" fo:font-size="12pt" officeooo:paragraph-rsid="0075b114"/>
    </style:style>
    <style:style style:name="P25" style:family="paragraph" style:parent-style-name="Table_20_Contents">
      <style:text-properties style:font-name="Times New Roman" fo:font-size="12pt" officeooo:paragraph-rsid="007757cd"/>
    </style:style>
    <style:style style:name="P26" style:family="paragraph" style:parent-style-name="Table_20_Heading">
      <style:text-properties style:font-name="Times New Roman" fo:font-size="12pt" officeooo:paragraph-rsid="006d0efd"/>
    </style:style>
    <style:style style:name="P27" style:family="paragraph" style:parent-style-name="Standard" style:list-style-name="L1"/>
    <style:style style:name="P28" style:family="paragraph" style:parent-style-name="Standard" style:list-style-name="L1">
      <style:text-properties style:font-name="Times New Roman" fo:font-size="12pt" fo:font-style="normal" style:font-style-asian="normal" style:font-style-complex="normal"/>
    </style:style>
    <style:style style:name="P29" style:family="paragraph" style:parent-style-name="Standard">
      <style:text-properties style:font-name="Times New Roman" fo:font-size="12pt" fo:font-style="normal" officeooo:rsid="0089d5b2" officeooo:paragraph-rsid="0089d5b2" style:font-style-asian="normal" style:font-style-complex="normal"/>
    </style:style>
    <style:style style:name="P30" style:family="paragraph" style:parent-style-name="Standard" style:list-style-name="L2">
      <style:text-properties style:font-name="Times New Roman" fo:font-size="12pt" fo:font-style="normal" officeooo:rsid="001b5ad3" officeooo:paragraph-rsid="0020c846" style:font-style-asian="normal" style:font-style-complex="normal"/>
    </style:style>
    <style:style style:name="P31" style:family="paragraph" style:parent-style-name="Standard" style:list-style-name="L2">
      <style:text-properties style:font-name="Times New Roman" fo:font-size="12pt" fo:font-style="normal" officeooo:rsid="00162909" officeooo:paragraph-rsid="0020c846" style:font-style-asian="normal" style:font-style-complex="normal"/>
    </style:style>
    <style:style style:name="P32" style:family="paragraph" style:parent-style-name="Standard">
      <style:text-properties style:font-name="Times New Roman" fo:font-size="12pt" officeooo:rsid="00614ebc" officeooo:paragraph-rsid="00625160"/>
    </style:style>
    <style:style style:name="P33" style:family="paragraph" style:parent-style-name="Standard">
      <style:text-properties style:font-name="Times New Roman" fo:font-size="12pt" fo:font-style="italic" officeooo:rsid="00792b1f" officeooo:paragraph-rsid="00792b1f" style:font-style-asian="italic" style:font-style-complex="italic"/>
    </style:style>
    <style:style style:name="P34" style:family="paragraph" style:parent-style-name="Standard">
      <style:text-properties style:font-name="Times New Roman" fo:font-size="12pt" officeooo:rsid="00162909" officeooo:paragraph-rsid="0020c846"/>
    </style:style>
    <style:style style:name="P35" style:family="paragraph" style:parent-style-name="Standard" style:list-style-name="L2">
      <style:text-properties style:font-name="Times New Roman" fo:font-size="12pt" officeooo:rsid="00162909" officeooo:paragraph-rsid="0020c846"/>
    </style:style>
    <style:style style:name="P36" style:family="paragraph" style:parent-style-name="Standard">
      <style:text-properties style:font-name="Times New Roman" fo:font-size="12pt" officeooo:paragraph-rsid="003a9133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fo:font-weight="bold" officeooo:rsid="0045ff16" officeooo:paragraph-rsid="0045ff16"/>
    </style:style>
    <style:style style:name="P38" style:family="paragraph" style:parent-style-name="Standard" style:list-style-name="L2">
      <style:text-properties officeooo:paragraph-rsid="0020c846"/>
    </style:style>
    <style:style style:name="P39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/>
    </style:style>
    <style:style style:name="P40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officeooo:paragraph-rsid="0054bf44"/>
    </style:style>
    <style:style style:name="P41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officeooo:paragraph-rsid="00551533"/>
    </style:style>
    <style:style style:name="P42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officeooo:paragraph-rsid="00582f77"/>
    </style:style>
    <style:style style:name="P43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fo:font-style="italic"/>
    </style:style>
    <style:style style:name="P44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fo:font-style="normal" officeooo:paragraph-rsid="0052dfc8" style:font-style-asian="normal" style:font-style-complex="normal"/>
    </style:style>
    <style:style style:name="P45" style:family="paragraph" style:parent-style-name="Standard">
      <style:paragraph-properties fo:margin-top="0in" fo:margin-bottom="0.0835in" style:contextual-spacing="false"/>
      <style:text-properties style:font-name="Times New Roman" fo:font-size="12pt" officeooo:rsid="006d0efd" officeooo:paragraph-rsid="006d0efd"/>
    </style:style>
    <style:style style:name="P46" style:family="paragraph" style:parent-style-name="Table_20_Contents">
      <style:text-properties style:font-name="Times New Roman" fo:font-size="12pt" officeooo:rsid="0073105e" officeooo:paragraph-rsid="0073105e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73105e" officeooo:paragraph-rsid="0073105e"/>
    </style:style>
    <style:style style:name="P48" style:family="paragraph" style:parent-style-name="Table_20_Contents">
      <style:text-properties style:font-name="Times New Roman" fo:font-size="12pt" officeooo:rsid="0073335e" officeooo:paragraph-rsid="0073335e"/>
    </style:style>
    <style:style style:name="P49" style:family="paragraph" style:parent-style-name="Table_20_Contents">
      <style:text-properties style:font-name="Times New Roman" fo:font-size="12pt" officeooo:rsid="007448ec" officeooo:paragraph-rsid="007448ec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7448ec" officeooo:paragraph-rsid="007448ec"/>
    </style:style>
    <style:style style:name="P51" style:family="paragraph" style:parent-style-name="Table_20_Contents">
      <style:text-properties style:font-name="Times New Roman" fo:font-size="12pt" officeooo:rsid="00744cf1" officeooo:paragraph-rsid="00744cf1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744cf1" officeooo:paragraph-rsid="00744cf1"/>
    </style:style>
    <style:style style:name="P53" style:family="paragraph" style:parent-style-name="Table_20_Contents">
      <style:text-properties style:font-name="Times New Roman" fo:font-size="12pt" officeooo:rsid="0075b114" officeooo:paragraph-rsid="0075b114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7757cd" officeooo:paragraph-rsid="007757cd"/>
    </style:style>
    <style:style style:name="P55" style:family="paragraph" style:parent-style-name="Table_20_Contents">
      <style:text-properties style:font-name="Times New Roman" fo:font-size="12pt" officeooo:rsid="00848dbb" officeooo:paragraph-rsid="00848dbb"/>
    </style:style>
    <style:style style:name="P5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7" style:family="paragraph" style:parent-style-name="Heading_20_1" style:list-style-name="">
      <style:text-properties officeooo:rsid="0068f9d6" officeooo:paragraph-rsid="0068f9d6"/>
    </style:style>
    <style:style style:name="P58" style:family="paragraph" style:parent-style-name="Heading_20_1">
      <style:text-properties officeooo:rsid="006d0efd"/>
    </style:style>
    <style:style style:name="P59" style:family="paragraph" style:parent-style-name="Heading_20_1" style:list-style-name="">
      <style:text-properties officeooo:rsid="006d0efd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rsid="0068f9d6" officeooo:paragraph-rsid="0068f9d6"/>
    </style:style>
    <style:style style:name="P62" style:family="paragraph" style:parent-style-name="Heading_20_1">
      <style:paragraph-properties fo:break-before="page"/>
      <style:text-properties officeooo:rsid="006d0efd"/>
    </style:style>
    <style:style style:name="P63" style:family="paragraph" style:parent-style-name="Table_20_Heading">
      <style:text-properties style:font-name="Times New Roman" fo:font-size="12pt" officeooo:rsid="006d0efd" officeooo:paragraph-rsid="006d0efd"/>
    </style:style>
    <style:style style:name="P64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T1" style:family="text">
      <style:text-properties officeooo:rsid="002cd6ed"/>
    </style:style>
    <style:style style:name="T2" style:family="text">
      <style:text-properties officeooo:rsid="008f60e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4ae85" style:font-style-asian="italic" style:font-style-complex="italic"/>
    </style:style>
    <style:style style:name="T5" style:family="text">
      <style:text-properties fo:font-style="italic" officeooo:rsid="003bf504" style:font-style-asian="italic" style:font-style-complex="italic"/>
    </style:style>
    <style:style style:name="T6" style:family="text">
      <style:text-properties fo:font-style="italic" officeooo:rsid="0051b21f" style:font-style-asian="italic" style:font-style-complex="italic"/>
    </style:style>
    <style:style style:name="T7" style:family="text">
      <style:text-properties fo:font-style="italic" officeooo:rsid="00581684" style:font-style-asian="italic" style:font-style-complex="italic"/>
    </style:style>
    <style:style style:name="T8" style:family="text">
      <style:text-properties fo:font-style="italic" officeooo:rsid="00582f77" style:font-style-asian="italic" style:font-style-complex="italic"/>
    </style:style>
    <style:style style:name="T9" style:family="text">
      <style:text-properties style:font-name="Times New Roman" fo:font-size="12pt"/>
    </style:style>
    <style:style style:name="T10" style:family="text">
      <style:text-properties style:font-name="Times New Roman" fo:font-size="12pt" fo:font-style="italic" style:font-style-asian="italic" style:font-style-complex="italic"/>
    </style:style>
    <style:style style:name="T11" style:family="text">
      <style:text-properties style:font-name="Times New Roman" fo:font-size="12pt" fo:font-style="italic" officeooo:rsid="00162909" style:font-style-asian="italic" style:font-style-complex="italic"/>
    </style:style>
    <style:style style:name="T12" style:family="text">
      <style:text-properties style:font-name="Times New Roman" fo:font-size="12pt" fo:font-style="italic" officeooo:rsid="001b5ad3" style:font-style-asian="italic" style:font-style-complex="italic"/>
    </style:style>
    <style:style style:name="T13" style:family="text">
      <style:text-properties style:font-name="Times New Roman" fo:font-size="12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Times New Roman" fo:font-size="12pt" fo:font-style="italic" fo:font-weight="bold" officeooo:rsid="00162909" style:font-style-asian="italic" style:font-weight-asian="bold" style:font-style-complex="italic" style:font-weight-complex="bold"/>
    </style:style>
    <style:style style:name="T15" style:family="text">
      <style:text-properties style:font-name="Times New Roman" fo:font-size="12pt" fo:font-style="normal" style:font-style-asian="normal" style:font-style-complex="normal"/>
    </style:style>
    <style:style style:name="T16" style:family="text">
      <style:text-properties style:font-name="Times New Roman" fo:font-size="12pt" fo:font-style="normal" officeooo:rsid="00162909" style:font-style-asian="normal" style:font-style-complex="normal"/>
    </style:style>
    <style:style style:name="T17" style:family="text">
      <style:text-properties style:font-name="Times New Roman" fo:font-size="12pt" fo:font-style="normal" officeooo:rsid="001b5ad3" style:font-style-asian="normal" style:font-style-complex="normal"/>
    </style:style>
    <style:style style:name="T18" style:family="text">
      <style:text-properties style:font-name="Times New Roman" fo:font-size="12pt" fo:font-style="normal" fo:font-weight="bold" officeooo:rsid="00162909" style:font-style-asian="normal" style:font-weight-asian="bold" style:font-style-complex="normal" style:font-weight-complex="bold"/>
    </style:style>
    <style:style style:name="T19" style:family="text">
      <style:text-properties style:font-name="Times New Roman" fo:font-size="12pt" officeooo:rsid="00162909"/>
    </style:style>
    <style:style style:name="T20" style:family="text">
      <style:text-properties style:font-name="Times New Roman" fo:font-size="12pt" fo:font-weight="bold" officeooo:rsid="00162909" style:font-weight-asian="bold" style:font-weight-complex="bold"/>
    </style:style>
    <style:style style:name="T21" style:family="text">
      <style:text-properties style:font-name="Times New Roman" fo:font-size="12pt" officeooo:rsid="001b5ad3"/>
    </style:style>
    <style:style style:name="T22" style:family="text">
      <style:text-properties style:font-name="Times New Roman" fo:font-size="12pt" officeooo:rsid="00267582"/>
    </style:style>
    <style:style style:name="T23" style:family="text">
      <style:text-properties style:font-name="Times New Roman" fo:font-size="12pt" officeooo:rsid="006d0efd"/>
    </style:style>
    <style:style style:name="T24" style:family="text">
      <style:text-properties officeooo:rsid="0015ce98"/>
    </style:style>
    <style:style style:name="T25" style:family="text">
      <style:text-properties fo:font-style="normal" officeooo:rsid="0034ae85" style:font-style-asian="normal" style:font-style-complex="normal"/>
    </style:style>
    <style:style style:name="T26" style:family="text">
      <style:text-properties fo:font-style="normal" fo:font-weight="normal" officeooo:rsid="003bf504" style:font-style-asian="normal" style:font-weight-asian="normal" style:font-style-complex="normal" style:font-weight-complex="normal"/>
    </style:style>
    <style:style style:name="T27" style:family="text">
      <style:text-properties officeooo:rsid="0018b8bc"/>
    </style:style>
    <style:style style:name="T28" style:family="text">
      <style:text-properties officeooo:rsid="001af7d2"/>
    </style:style>
    <style:style style:name="T29" style:family="text">
      <style:text-properties officeooo:rsid="001d8934"/>
    </style:style>
    <style:style style:name="T30" style:family="text">
      <style:text-properties officeooo:rsid="0023643b"/>
    </style:style>
    <style:style style:name="T31" style:family="text">
      <style:text-properties officeooo:rsid="00252fdc"/>
    </style:style>
    <style:style style:name="T32" style:family="text">
      <style:text-properties officeooo:rsid="00259ba2"/>
    </style:style>
    <style:style style:name="T33" style:family="text">
      <style:text-properties officeooo:rsid="0033164a"/>
    </style:style>
    <style:style style:name="T34" style:family="text">
      <style:text-properties officeooo:rsid="0034ae85"/>
    </style:style>
    <style:style style:name="T35" style:family="text">
      <style:text-properties officeooo:rsid="00387e29"/>
    </style:style>
    <style:style style:name="T36" style:family="text">
      <style:text-properties style:font-name="Arial1" fo:font-weight="bold"/>
    </style:style>
    <style:style style:name="T37" style:family="text">
      <style:text-properties style:font-name="Arial1" fo:font-weight="bold" officeooo:rsid="0047e87e"/>
    </style:style>
    <style:style style:name="T38" style:family="text">
      <style:text-properties style:font-name="Arial1" fo:font-weight="bold" officeooo:rsid="005d6d51"/>
    </style:style>
    <style:style style:name="T39" style:family="text">
      <style:text-properties officeooo:rsid="003bbf54"/>
    </style:style>
    <style:style style:name="T40" style:family="text">
      <style:text-properties officeooo:rsid="003bf504"/>
    </style:style>
    <style:style style:name="T41" style:family="text">
      <style:text-properties officeooo:rsid="003d6434"/>
    </style:style>
    <style:style style:name="T42" style:family="text">
      <style:text-properties officeooo:rsid="003dfef1"/>
    </style:style>
    <style:style style:name="T43" style:family="text">
      <style:text-properties officeooo:rsid="003ece73"/>
    </style:style>
    <style:style style:name="T44" style:family="text">
      <style:text-properties officeooo:rsid="0040c933"/>
    </style:style>
    <style:style style:name="T45" style:family="text">
      <style:text-properties officeooo:rsid="0043dd26"/>
    </style:style>
    <style:style style:name="T46" style:family="text">
      <style:text-properties officeooo:rsid="0048e14d"/>
    </style:style>
    <style:style style:name="T47" style:family="text">
      <style:text-properties officeooo:rsid="004d6ea4"/>
    </style:style>
    <style:style style:name="T48" style:family="text">
      <style:text-properties officeooo:rsid="004d73fa"/>
    </style:style>
    <style:style style:name="T49" style:family="text">
      <style:text-properties officeooo:rsid="004e68fb"/>
    </style:style>
    <style:style style:name="T50" style:family="text">
      <style:text-properties officeooo:rsid="0051b21f"/>
    </style:style>
    <style:style style:name="T51" style:family="text">
      <style:text-properties officeooo:rsid="00549eb5"/>
    </style:style>
    <style:style style:name="T52" style:family="text">
      <style:text-properties officeooo:rsid="00570ee2"/>
    </style:style>
    <style:style style:name="T53" style:family="text">
      <style:text-properties officeooo:rsid="0058742d"/>
    </style:style>
    <style:style style:name="T54" style:family="text">
      <style:text-properties officeooo:rsid="00587750"/>
    </style:style>
    <style:style style:name="T55" style:family="text">
      <style:text-properties officeooo:rsid="005958e9"/>
    </style:style>
    <style:style style:name="T56" style:family="text">
      <style:text-properties officeooo:rsid="00614ebc"/>
    </style:style>
    <style:style style:name="T57" style:family="text">
      <style:text-properties officeooo:rsid="00625160"/>
    </style:style>
    <style:style style:name="T58" style:family="text">
      <style:text-properties officeooo:rsid="006749f5"/>
    </style:style>
    <style:style style:name="T59" style:family="text">
      <style:text-properties officeooo:rsid="0068f9d6"/>
    </style:style>
    <style:style style:name="T60" style:family="text">
      <style:text-properties officeooo:rsid="006a9d47"/>
    </style:style>
    <style:style style:name="T61" style:family="text">
      <style:text-properties officeooo:rsid="006d0efd"/>
    </style:style>
    <style:style style:name="T62" style:family="text">
      <style:text-properties officeooo:rsid="006d3dc3"/>
    </style:style>
    <style:style style:name="T63" style:family="text">
      <style:text-properties officeooo:rsid="006e742d"/>
    </style:style>
    <style:style style:name="T64" style:family="text">
      <style:text-properties officeooo:rsid="006fc414"/>
    </style:style>
    <style:style style:name="T65" style:family="text">
      <style:text-properties officeooo:rsid="0070f564"/>
    </style:style>
    <style:style style:name="T66" style:family="text">
      <style:text-properties officeooo:rsid="00729aa7"/>
    </style:style>
    <style:style style:name="T67" style:family="text">
      <style:text-properties officeooo:rsid="0075b114"/>
    </style:style>
    <style:style style:name="T68" style:family="text">
      <style:text-properties officeooo:rsid="0076dd4e"/>
    </style:style>
    <style:style style:name="T69" style:family="text">
      <style:text-properties officeooo:rsid="007757cd"/>
    </style:style>
    <style:style style:name="T70" style:family="text">
      <style:text-properties officeooo:rsid="007907fb"/>
    </style:style>
    <style:style style:name="T71" style:family="text">
      <style:text-properties officeooo:rsid="00792b1f"/>
    </style:style>
    <style:style style:name="T72" style:family="text">
      <style:text-properties officeooo:rsid="007f640a"/>
    </style:style>
    <style:style style:name="T73" style:family="text">
      <style:text-properties officeooo:rsid="00812b88"/>
    </style:style>
    <style:style style:name="T74" style:family="text">
      <style:text-properties officeooo:rsid="008605ed"/>
    </style:style>
    <style:style style:name="T75" style:family="text">
      <style:text-properties officeooo:rsid="0089af7a"/>
    </style:style>
    <style:style style:name="T76" style:family="text">
      <style:text-properties officeooo:rsid="0089d5b2"/>
    </style:style>
    <style:style style:name="T77" style:family="text">
      <style:text-properties officeooo:rsid="008abccf"/>
    </style:style>
    <style:style style:name="T78" style:family="text">
      <style:text-properties officeooo:rsid="008cc3a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6"><text:a xlink:type="simple" xlink:href="#__RefHeading__669_1578916247" text:style-name="Index_20_Link" text:visited-style-name="Index_20_Link">Glossario<text:tab/>2</text:a></text:p>
          <text:p text:style-name="P56"><text:a xlink:type="simple" xlink:href="#__RefHeading__839_1578916247" text:style-name="Index_20_Link" text:visited-style-name="Index_20_Link">Abstract<text:tab/>3</text:a></text:p>
          <text:p text:style-name="P56"><text:a xlink:type="simple" xlink:href="#__RefHeading__1676_1578916247" text:style-name="Index_20_Link" text:visited-style-name="Index_20_Link">Tecnologie e formati adottati<text:tab/>3</text:a></text:p>
          <text:p text:style-name="P56"><text:a xlink:type="simple" xlink:href="#__RefHeading__1411_1578916247" text:style-name="Index_20_Link" text:visited-style-name="Index_20_Link">Application Items<text:tab/>4</text:a></text:p>
          <text:p text:style-name="P64"><text:a xlink:type="simple" xlink:href="#__RefHeading__1413_1578916247" text:style-name="Index_20_Link" text:visited-style-name="Index_20_Link">Credito e carte di credito<text:tab/>4</text:a></text:p>
          <text:p text:style-name="P64"><text:a xlink:type="simple" xlink:href="#__RefHeading__843_1578916247" text:style-name="Index_20_Link" text:visited-style-name="Index_20_Link">Application user profiles<text:tab/>5</text:a></text:p>
          <text:p text:style-name="P56"><text:a xlink:type="simple" xlink:href="#__RefHeading__1624_1578916247" text:style-name="Index_20_Link" text:visited-style-name="Index_20_Link">Repository<text:tab/>7</text:a></text:p>
          <text:p text:style-name="P56"><text:a xlink:type="simple" xlink:href="#__RefHeading__1626_1578916247" text:style-name="Index_20_Link" text:visited-style-name="Index_20_Link">Allegati<text:tab/>7</text:a></text:p>
        </text:index-body>
      </text:table-of-content>
      <text:p text:style-name="P18"/>
      <text:h text:style-name="P60" text:outline-level="1"><text:bookmark-start text:name="__RefHeading__669_1578916247"/>Glossario<text:bookmark-end text:name="__RefHeading__669_1578916247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ome</text:p>
          </table:table-cell>
          <table:table-cell table:style-name="Table1.A1" office:value-type="string">
            <text:p text:style-name="P3">Descrizione</text:p>
          </table:table-cell>
        </table:table-row>
        <table:table-row>
          <table:table-cell table:style-name="Table1.A1" office:value-type="string">
            <text:p text:style-name="P2">CoSite</text:p>
          </table:table-cell>
          <table:table-cell table:style-name="Table1.A1" office:value-type="string">
            <text:p text:style-name="P2">Sito fisico dove <text:span text:style-name="T42">l'</text:span> Utente usufruisce dei servizi</text:p>
          </table:table-cell>
        </table:table-row>
        <table:table-row>
          <table:table-cell table:style-name="Table1.A1" office:value-type="string">
            <text:p text:style-name="P2">CopassConnect</text:p>
          </table:table-cell>
          <table:table-cell table:style-name="Table1.A1" office:value-type="string">
            <text:p text:style-name="P2">Applicazione web centralizzata per la gestione delle transazioni basate sui crediti.</text:p>
          </table:table-cell>
        </table:table-row>
        <table:table-row>
          <table:table-cell table:style-name="Table1.A1" office:value-type="string">
            <text:p text:style-name="P2">CopassConnectClient</text:p>
          </table:table-cell>
          <table:table-cell table:style-name="Table1.A1" office:value-type="string">
            <text:p text:style-name="P2">Plugin di CopassManager per la comunicazione con CopassConnect via web services.</text:p>
          </table:table-cell>
        </table:table-row>
        <table:table-row>
          <table:table-cell table:style-name="Table1.A1" office:value-type="string">
            <text:p text:style-name="P2">CopassManager</text:p>
          </table:table-cell>
          <table:table-cell table:style-name="Table1.A1" office:value-type="string">
            <text:p text:style-name="P2">Applicazione stand alone per la gestione di uno spazio di coworking.</text:p>
            <text:p text:style-name="P2">Mediante CopassConnectClient si integra con CopassConnect. <text:s text:c="2"/></text:p>
          </table:table-cell>
        </table:table-row>
        <table:table-row>
          <table:table-cell table:style-name="Table1.A1" office:value-type="string">
            <text:p text:style-name="P2">Credito</text:p>
          </table:table-cell>
          <table:table-cell table:style-name="Table1.A1" office:value-type="string">
            <text:p text:style-name="P2">Moneta fittizia utilizzata dal circuito CopassConnect.</text:p>
          </table:table-cell>
        </table:table-row>
        <table:table-row>
          <table:table-cell table:style-name="Table1.A1" office:value-type="string">
            <text:p text:style-name="P2">CopassConnect administrator</text:p>
          </table:table-cell>
          <table:table-cell table:style-name="Table1.A1" office:value-type="string">
            <text:p text:style-name="P10">Amministratore dell'applicazione CopassConnect.</text:p>
            <text:p text:style-name="P10">Profilo <text:span text:style-name="T44">applicativo </text:span><text:span text:style-name="T3">cc_admin</text:span>.</text:p>
          </table:table-cell>
        </table:table-row>
        <table:table-row>
          <table:table-cell table:style-name="Table1.A1" office:value-type="string">
            <text:p text:style-name="P2">Co<text:span text:style-name="T41">Site</text:span> <text:span text:style-name="T47">administrator</text:span></text:p>
          </table:table-cell>
          <table:table-cell table:style-name="Table1.A1" office:value-type="string">
            <text:p text:style-name="P10">Utente dell'applicazione CopassConnect, amministra il sito fisico di coworking.</text:p>
            <text:p text:style-name="P10">Profilo <text:span text:style-name="T44">applicativo</text:span> <text:span text:style-name="T3">cs_admin</text:span>.</text:p>
          </table:table-cell>
        </table:table-row>
        <table:table-row>
          <table:table-cell table:style-name="Table1.A1" office:value-type="string">
            <text:p text:style-name="P2">Copass <text:span text:style-name="T45">u</text:span>ser</text:p>
          </table:table-cell>
          <table:table-cell table:style-name="Table1.A1" office:value-type="string">
            <text:p text:style-name="P10"><text:span text:style-name="T43">E' l'</text:span>Utente fruitore del credito,utente dei servizi erogati dagli CoSite.</text:p>
            <text:p text:style-name="P10">Profilo <text:span text:style-name="T44">applicativo </text:span><text:span text:style-name="T3">cc_user.</text:span></text:p>
          </table:table-cell>
        </table:table-row>
        <table:table-row>
          <table:table-cell table:style-name="Table1.A1" office:value-type="string">
            <text:p text:style-name="P2">Payback</text:p>
          </table:table-cell>
          <table:table-cell table:style-name="Table1.A1" office:value-type="string">
            <text:p text:style-name="P2">Algoritmo per la consuntivazione del dare/avere fra i siti di coworking.</text:p>
          </table:table-cell>
        </table:table-row>
        <table:table-row>
          <table:table-cell table:style-name="Table1.A1" office:value-type="string">
            <text:p text:style-name="P2">CopassCard</text:p>
          </table:table-cell>
          <table:table-cell table:style-name="Table1.A1" office:value-type="string">
            <text:p text:style-name="P2">Carta virtuale utilizzata per la gestione dei crediti.</text:p>
            <text:p text:style-name="P2">E' un codice univoco assegnato e comunicato al Utente.</text:p>
            <text:p text:style-name="P2">Due tipologie : </text:p>
            <text:list xml:id="list16668459881" text:style-name="L1">
              <text:list-item>
                <text:p text:style-name="P27"><text:span text:style-name="T13">credit_card</text:span><text:span text:style-name="T10"> </text:span><text:span text:style-name="T15">: I crediti sono caricati a seguito di un pagamento in moneta reale.</text:span></text:p>
                <text:p text:style-name="P27"><text:span text:style-name="T15">Le transazioni dipendenti da questa tipologia di carta e' oggetto dell'algoritmo di payback per il bilancio dare/avere fra CoSite.</text:span><text:span text:style-name="T9"> </text:span></text:p>
              </text:list-item>
              <text:list-item>
                <text:p text:style-name="P27"><text:span text:style-name="T13">virtual_card</text:span><text:span text:style-name="T10"> </text:span><text:span text:style-name="T15">: I crediti vengono caricati <text:s/>senza un pagamento in moneta reale.</text:span></text:p>
                <text:p text:style-name="P28">Le transazioni dipendenti da questa tipologia di carta non e' oggetto dell'algoritmo di payback.</text:p>
              </text:list-item>
            </text:list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h text:style-name="Heading_20_1" text:outline-level="1"><text:bookmark-start text:name="__RefHeading__839_1578916247"/><text:soft-page-break/>Abstract<text:bookmark-end text:name="__RefHeading__839_1578916247"/></text:h>
      <text:p text:style-name="P11">CopassConnect è un applicazione web centralizzata che si occupa di registrare e consuntivare le transazioni basate sui crediti acquistabili negli spazzi <text:s/>CoPass <text:span text:style-name="T30">(CoSite)</text:span> da un Utente e spendibili in ogni spazio che parteciperà alla rete Copass.</text:p>
      <text:p text:style-name="P2"/>
      <text:p text:style-name="P2">CopassConnect in futuro dovrà comunicare con CopassManager tramite il plugin CopassConnectClient via web services. </text:p>
      <text:p text:style-name="P2">CopassManager e CopassConnectClient non sono oggetto di specifica ma ne va prevista l'integrazione futura.</text:p>
      <text:p text:style-name="P2"><text:line-break/><text:span text:style-name="T27">CopassConnect e'</text:span> un applicazione dedicata agli amministratori dei Co<text:span text:style-name="T31">Site</text:span> che permetterà ai singoli siti di sharing di registrare gli Utenti, assegnare credito <text:span text:style-name="T28">alle </text:span>a<text:span text:style-name="T24">gl</text:span>i Utenti e consuntivare lo stato dei crediti rispetto agli altri <text:span text:style-name="T32">CoSite</text:span> con un meccanismo di dare/avere.</text:p>
      <text:p text:style-name="P2"/>
      <text:h text:style-name="Heading_20_1" text:outline-level="1"><text:bookmark-start text:name="__RefHeading__1676_1578916247"/><text:span text:style-name="T72">Tecnologie </text:span><text:span text:style-name="T77">e formati </text:span><text:span text:style-name="T73">adottat</text:span><text:span text:style-name="T77">i</text:span><text:bookmark-end text:name="__RefHeading__1676_1578916247"/></text:h>
      <text:p text:style-name="P12"><text:span text:style-name="T57">CopassConnect e' </text:span><text:span text:style-name="T58">un software OpenSource</text:span><text:span text:style-name="T57"> </text:span><text:span text:style-name="T56">su piattaforma LAMP.</text:span></text:p>
      <text:p text:style-name="P32"/>
      <text:p text:style-name="P5"><text:span text:style-name="T71">Per il prototipo si e' deciso di non utilizzare un framework ma </text:span><text:span text:style-name="T74">di creare </text:span><text:span text:style-name="T71">un</text:span><text:span text:style-name="T74">' </text:span><text:span text:style-name="T71">architettura skell che adotta Model-View-Controller.</text:span></text:p>
      <text:p text:style-name="P33"/>
      <text:p text:style-name="P6"><text:span text:style-name="T76">Per la documentazione di progetto vanno adottati, quando possibile,</text:span><text:span text:style-name="T78">l</text:span><text:span text:style-name="T76"> formati aperti OpenDocument quali :</text:span></text:p>
      <text:p text:style-name="P29"/>
      <text:p text:style-name="P29">.odt – documenti di testo</text:p>
      <text:p text:style-name="P29">.ods – fogli di calcolo</text:p>
      <text:p text:style-name="P29">.odp – presentazioni</text:p>
      <text:h text:style-name="P57" text:outline-level="1"/>
      <text:h text:style-name="P61" text:outline-level="1"><text:bookmark-start text:name="__RefHeading__1411_1578916247"/>Application Items<text:bookmark-end text:name="__RefHeading__1411_1578916247"/></text:h>
      <text:p text:style-name="P13"><text:span text:style-name="T59">Nei paragrafi a seguire si da una definizione degli item</text:span><text:span text:style-name="T60">s</text:span><text:span text:style-name="T59"> coinvolti.</text:span><text:span text:style-name="T58"> </text:span></text:p>
      <text:h text:style-name="Heading_20_2" text:outline-level="2"><text:bookmark-start text:name="__RefHeading__1413_1578916247"/><text:span text:style-name="T1">C</text:span><text:span text:style-name="T35">redito e carte</text:span><text:span text:style-name="T1"> di credito</text:span><text:bookmark-end text:name="__RefHeading__1413_1578916247"/></text:h>
      <text:p text:style-name="P8">Il credito è legato alla carta virtuale e non all'Utente.</text:p>
      <text:p text:style-name="P9">Per il prototipo andrà gestito il caso 1 CopassCard per ogni Utente, quindi relazione tessera Utente di tipo 1 a 1, ma devono essere previste le possibilità di assegnare più utenti a una stessa tessera e più tessere per un singolo utente per gli sviluppi futuri.</text:p>
      <text:p text:style-name="P8">La carta virtuale è un codice univoco auto generato attualmente trasparente all'utente e non visionabile.</text:p>
      <text:p text:style-name="P8">In questa fase sara' utilizzata l'indirizzo email dell'utente come indice per reperire la CopassCard all'interno dell'applicazione.</text:p>
      <text:p text:style-name="P8"/>
      <text:p text:style-name="P34">I crediti trattati da CopassConnect sono di due tipologie e sono assegnati al tipo di carta corrispondente.</text:p>
      <text:p text:style-name="P34"/>
      <text:list xml:id="list1228189829" text:style-name="L2">
        <text:list-item>
          <text:p text:style-name="P38"><text:span text:style-name="T14">credit_card</text:span><text:span text:style-name="T11"> </text:span><text:span text:style-name="T16">: carta per la gestione dei </text:span><text:span text:style-name="T20">crediti acquistati</text:span><text:span text:style-name="T19"> dall'Utente.</text:span></text:p>
          <text:list>
            <text:list-item>
              <text:p text:style-name="P35">Sono crediti per i quali e' stata emessa fattura, e sono oggetto dei conteggi del payback.</text:p>
            </text:list-item>
            <text:list-item>
              <text:p text:style-name="P38"><text:span text:style-name="T21">Non e' possibile acquistare nuovo credito presso un CoSite se non si sono consumati tutti i crediti </text:span><text:span text:style-name="T22">precedentemente acquistati e</text:span><text:span text:style-name="T21"> presenti sulla </text:span><text:span text:style-name="T12">credit_card</text:span><text:span text:style-name="T17">.</text:span></text:p>
            </text:list-item>
            <text:list-item>
              <text:p text:style-name="P30">Per poter caricare una carta con crediti acquistati il saldo della carta deve essere 0.</text:p>
            </text:list-item>
          </text:list>
        </text:list-item>
        <text:list-item>
          <text:p text:style-name="P38"><text:span text:style-name="T14">virtual_card</text:span><text:span text:style-name="T16"> : carta per la gestione dei </text:span><text:span text:style-name="T18">crediti guadagnati</text:span><text:span text:style-name="T16"> dall'Utente. </text:span></text:p>
          <text:list>
            <text:list-item>
              <text:p text:style-name="P31">Sono crediti per i quali non e' stata emessa fattura, e non vanno inclusi nei conteggi di payback.</text:p>
            </text:list-item>
            <text:list-item>
              <text:p text:style-name="P38"><text:span text:style-name="T17">E' sempre possibile invece guadagnare crediti assegnabili alla </text:span><text:span text:style-name="T12">virtual_card</text:span><text:span text:style-name="T17">.</text:span></text:p>
            </text:list-item>
          </text:list>
        </text:list-item>
      </text:list>
      <text:p text:style-name="P2"/>
      <text:p text:style-name="P2">Il credito acquistato da un Utente in uno <text:span text:style-name="T29">CoSite</text:span> può essere speso in un <text:span text:style-name="T29">CoSite</text:span> diverso, sarà poi lo spazio presso il quale tale credito viene utilizzato a ricevere dal sito erogatore del credito il corrispettivo valore in valuta monetaria.</text:p>
      <text:p text:style-name="P7"/>
      <text:p text:style-name="P2">I CoSite si relazioneranno tramite CopassConnect con relazioni molti a molti, non esiste una banca centrale per i crediti (è prevista in sviluppi futuri). Ogni transazione <text:span text:style-name="T33">e'</text:span> tracciata con le informazioni necessarie. </text:p>
      <text:p text:style-name="P2"/>
      <text:p text:style-name="P2">Per il prototipo l'utente con il solo profilo Utente non può effettuare login sull'applicazione.</text:p>
      <text:p text:style-name="P2">Le informazioni relative allo stato della sua carta vengono inviate a mezzo email ad ogni variazione del credito.</text:p>
      <text:p text:style-name="P4">Da valutare l'utilizzo della richiesta di conferma per la validazione dell'indirizzo email da parte del Utente.</text:p>
      <text:p text:style-name="P2">Il pagamento dei crediti da parte di un CoSite debitore ad un suo CoSite creditore avviene via Paypal.</text:p>
      <text:p text:style-name="P2">Il sito CoPass trattiene una percentuale, <text:span text:style-name="T34">parametrizzabile per CoSite, per ogni </text:span><text:span text:style-name="T4">credit_card </text:span><text:span text:style-name="T25">assegnata</text:span>.</text:p>
      <text:p text:style-name="P2">L'utilizzo di Paypal garantisce il monitoraggio della transazione e la validazione dell'avvenuto pagamento.</text:p>
      <text:p text:style-name="P36">Sarà possibile utilizzare anche altre modalità di pagamento in sviluppi futuri. </text:p>
      <text:h text:style-name="Heading_20_2" text:outline-level="2"><text:bookmark-start text:name="__RefHeading__843_1578916247"/><text:soft-page-break/><text:span text:style-name="T37">Application </text:span><text:span text:style-name="T38">u</text:span><text:span text:style-name="T36">ser profiles</text:span><text:bookmark-end text:name="__RefHeading__843_1578916247"/></text:h>
      <text:p text:style-name="P14">Definizione dei profili d'uso per gli utenti <text:span text:style-name="T46">definiti</text:span> <text:span text:style-name="T46">n</text:span>ell'applicazione <text:span text:style-name="T39">CoPassConnect</text:span>.</text:p>
      <text:p text:style-name="P17"><text:span text:style-name="T40">L'univocita' dell'utente e' garantita dall'utilizzo dell'indirizzo email come </text:span><text:span text:style-name="T5">user login,</text:span><text:span text:style-name="T26"> per ogni utente e' assegnato uno e un solo profilo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Profilo</text:p>
          </table:table-cell>
          <table:table-cell table:style-name="Table2.A1" office:value-type="string">
            <text:p text:style-name="P37">Funzioni abilitate</text:p>
          </table:table-cell>
        </table:table-row>
        <table:table-row>
          <table:table-cell table:style-name="Table2.A1" office:value-type="string">
            <text:p text:style-name="P2">CopassConnect administrator</text:p>
          </table:table-cell>
          <table:table-cell table:style-name="Table2.A1" office:value-type="string">
            <text:list xml:id="list1990072055" text:style-name="L3">
              <text:list-item>
                <text:p text:style-name="P39">Valida l'accreditamento di un sito di coworking</text:p>
              </text:list-item>
              <text:list-item>
                <text:p text:style-name="P39">Gestisce gli account de<text:span text:style-name="T48">gli utenti</text:span> Copass administrator (abilita,disabilita,sospende, elimina <text:span text:style-name="T49">logicamente</text:span>)</text:p>
              </text:list-item>
              <text:list-item>
                <text:p text:style-name="P39">Definisce la periodicità di invio dello stato delle carte agli utenti Utente</text:p>
              </text:list-item>
              <text:list-item>
                <text:p text:style-name="P39">Definisce la percentuale trattenuta da CoPass sull<text:span text:style-name="T50">'erogazione d</text:span>e<text:span text:style-name="T50">lle </text:span><text:span text:style-name="T6">credit_card</text:span> <text:span text:style-name="T50">per ciascun CoSite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">Copass dministrator</text:p>
          </table:table-cell>
          <table:table-cell table:style-name="Table2.A1" office:value-type="string">
            <text:list xml:id="list2130679322" text:style-name="L3">
              <text:list-item>
                <text:p text:style-name="P39">Si registra come Copass administrator su CopassConnect</text:p>
              </text:list-item>
              <text:list-item>
                <text:p text:style-name="P39">Registra la mail per il pagamento tramite Paypal </text:p>
              </text:list-item>
              <text:list-item>
                <text:p text:style-name="P39">Registra i Utenti su CopassConnect</text:p>
              </text:list-item>
              <text:list-item>
                <text:p text:style-name="P43">Assegna le carte virtuali agli Utenti (in questa fase automaticamente)</text:p>
              </text:list-item>
              <text:list-item>
                <text:p text:style-name="P44">Schedula il payback (in base a una data di cutoff, in base a una soglia stabilita)</text:p>
              </text:list-item>
              <text:list-item>
                <text:p text:style-name="P39">Carica e scarica il credito dall<text:span text:style-name="T51">e</text:span> cart<text:span text:style-name="T51">e</text:span> di un Utente</text:p>
              </text:list-item>
              <text:list-item>
                <text:p text:style-name="P39">Visualizza lo stato delle transazioni di credito che lo coinvolgono</text:p>
              </text:list-item>
              <text:list-item>
                <text:p text:style-name="P40">Richiede a un CoSite debitore il pagamento dei crediti spettanti </text:p>
              </text:list-item>
              <text:list-item>
                <text:p text:style-name="P41">Comunica a un CoSite creditore il pagamento dei crediti pagati </text:p>
              </text:list-item>
              <text:list-item>
                <text:p text:style-name="P39">Valida l'avvenuto pagamento da parte di un CoSite debitore</text:p>
              </text:list-item>
            </text:list>
          </table:table-cell>
        </table:table-row>
        <table:table-row>
          <table:table-cell table:style-name="Table2.A1" office:value-type="string">
            <text:p text:style-name="P2">Utente</text:p>
          </table:table-cell>
          <table:table-cell table:style-name="Table2.A1" office:value-type="string">
            <text:list xml:id="list403277783" text:style-name="L3">
              <text:list-item>
                <text:p text:style-name="P39">Per questo prototipo l'utente non può effettuare login con il profilo Utente</text:p>
              </text:list-item>
              <text:list-item>
                <text:p text:style-name="P39">Richiede la registrazione ad un Copass administrator.</text:p>
              </text:list-item>
              <text:list-item>
                <text:p text:style-name="P43">Ottiene l'assegnazione d<text:span text:style-name="T52">elle</text:span> cart<text:span text:style-name="T52">e</text:span> da un Copass administrator</text:p>
              </text:list-item>
              <text:list-item>
                <text:p text:style-name="P39">Utilizza la <text:span text:style-name="T7">credit_card</text:span> comunicando ii crediti da acquistare o da decurtare ad un Copass <text:soft-page-break/>administrator.</text:p>
              </text:list-item>
              <text:list-item>
                <text:p text:style-name="P42">Utilizza la <text:span text:style-name="T8">virtual</text:span><text:span text:style-name="T7">_card</text:span> comunicando i crediti da <text:span text:style-name="T53">caricare</text:span> o da <text:span text:style-name="T53">scaricare</text:span> ad un Copass administrator.</text:p>
              </text:list-item>
              <text:list-item>
                <text:p text:style-name="P39">Richiede ad un Copass administrator lo stato dell<text:span text:style-name="T54">e</text:span> su<text:span text:style-name="T54">e</text:span> cart<text:span text:style-name="T54">e</text:span></text:p>
              </text:list-item>
              <text:list-item>
                <text:p text:style-name="P39">Riceve via mail da CopassConnect la comunicazione delle variazioni di credito e il saldo dell<text:span text:style-name="T55">e</text:span> su<text:span text:style-name="T55">e</text:span> cart<text:span text:style-name="T55">e</text:span> ad ogni variazione di credito.</text:p>
              </text:list-item>
            </text:list>
          </table:table-cell>
        </table:table-row>
      </table:table>
      <text:p text:style-name="P14"/>
      <text:h text:style-name="P59" text:outline-level="1"/>
      <text:h text:style-name="P62" text:outline-level="1"><text:bookmark-start text:name="__RefHeading__1624_1578916247"/>Repository<text:bookmark-end text:name="__RefHeading__1624_1578916247"/></text:h>
      <text:p text:style-name="P45">Il repository GITHUB del progetto CopassConnect e' raggiungibile all'indirizzo:</text:p>
      <text:p text:style-name="P16"><text:a xlink:type="simple" xlink:href="https://github.com/stefanoborghi/CoPass-Connect"><text:span text:style-name="T23">https://github.com/stefanoborghi/CoPass-Connect</text:span></text:a></text:p>
      <text:h text:style-name="P58" text:outline-level="1"><text:bookmark-start text:name="__RefHeading__1626_1578916247"/>Allegati<text:bookmark-end text:name="__RefHeading__1626_1578916247"/></text:h>
      <text:p text:style-name="P15"><text:span text:style-name="T61">A</text:span><text:span text:style-name="T39"> </text:span><text:span text:style-name="T61">seguire la tabella riassuntiva degli allegati al presente documento reperibili sul repository del progetto..</text:span>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63">File</text:p>
            </table:table-cell>
            <table:table-cell table:style-name="Table3.A1" office:value-type="string">
              <text:p text:style-name="P63">Area</text:p>
            </table:table-cell>
            <table:table-cell table:style-name="Table3.C1" office:value-type="string">
              <text:p text:style-name="P63">Descrizione</text:p>
            </table:table-cell>
          </table:table-row>
        </table:table-header-rows>
        <table:table-row>
          <table:table-cell table:style-name="Table3.A2" office:value-type="string">
            <text:p text:style-name="P46">doc/coding-standards.txt</text:p>
          </table:table-cell>
          <table:table-cell table:style-name="Table3.A2" office:value-type="string">
            <text:p text:style-name="P47">Linee guida</text:p>
          </table:table-cell>
          <table:table-cell table:style-name="Table3.C2" office:value-type="string">
            <text:p text:style-name="P48">Contiene le convenzioni stabilite per la scrittura dei sorgenti.</text:p>
          </table:table-cell>
        </table:table-row>
        <table:table-row>
          <table:table-cell table:style-name="Table3.A2" office:value-type="string">
            <text:p text:style-name="P49">README.md</text:p>
          </table:table-cell>
          <table:table-cell table:style-name="Table3.A2" office:value-type="string">
            <text:p text:style-name="P50">Appunti</text:p>
          </table:table-cell>
          <table:table-cell table:style-name="Table3.C2" office:value-type="string">
            <text:p text:style-name="P49">Contiene appunti e varie per lo sviluppo dell'applicazione</text:p>
          </table:table-cell>
        </table:table-row>
        <table:table-row>
          <table:table-cell table:style-name="Table3.A2" office:value-type="string">
            <text:p text:style-name="P51">issues.ini</text:p>
          </table:table-cell>
          <table:table-cell table:style-name="Table3.A2" office:value-type="string">
            <text:p text:style-name="P52">Bug Tracks</text:p>
          </table:table-cell>
          <table:table-cell table:style-name="Table3.C2" office:value-type="string">
            <text:p text:style-name="P51">Contiene lo storico dei bug individuati.</text:p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C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19"><text:span text:style-name="T61">doc/ccdb_20121021_1</text:span><text:span text:style-name="T64">355</text:span><text:span text:style-name="T61">.pdf</text:span></text:p>
          </table:table-cell>
          <table:table-cell table:style-name="Table3.A2" office:value-type="string">
            <text:p text:style-name="P20"><text:span text:style-name="T70">D</text:span><text:span text:style-name="T61">atabase</text:span></text:p>
          </table:table-cell>
          <table:table-cell table:style-name="Table3.C2" office:value-type="string">
            <text:p text:style-name="P19"><text:span text:style-name="T61">Contiene la rappresentazione dello schema relazionale </text:span><text:span text:style-name="T62">della base dati.</text:span><text:span text:style-name="T63"> </text:span></text:p>
          </table:table-cell>
        </table:table-row>
        <table:table-row>
          <table:table-cell table:style-name="Table3.A2" office:value-type="string">
            <text:p text:style-name="P23"><text:span text:style-name="T64">db/ccdb_</text:span><text:span text:style-name="T61">20121021_1</text:span><text:span text:style-name="T66">2</text:span><text:span text:style-name="T64">5</text:span><text:span text:style-name="T66">9</text:span><text:span text:style-name="T61">.</text:span><text:span text:style-name="T64">sql</text:span></text:p>
          </table:table-cell>
          <table:table-cell table:style-name="Table3.A2" office:value-type="string">
            <text:p text:style-name="P21"><text:span text:style-name="T70">D</text:span><text:span text:style-name="T64">atabase</text:span></text:p>
          </table:table-cell>
          <table:table-cell table:style-name="Table3.C2" office:value-type="string">
            <text:p text:style-name="P23"><text:span text:style-name="T64">Export della base dati comprensiva di dati di test.Non contiene le tabelle aggiuntive </text:span><text:span text:style-name="T65">del framework.</text:span></text:p>
          </table:table-cell>
        </table:table-row>
        <table:table-row>
          <table:table-cell table:style-name="Table3.A2" office:value-type="string">
            <text:p text:style-name="P24"><text:span text:style-name="T67">doc/ccdb_structure.</text:span><text:span text:style-name="T68">od</text:span><text:span text:style-name="T75">t</text:span></text:p>
          </table:table-cell>
          <table:table-cell table:style-name="Table3.A2" office:value-type="string">
            <text:p text:style-name="P22"><text:span text:style-name="T70">D</text:span><text:span text:style-name="T67">atabase</text:span></text:p>
          </table:table-cell>
          <table:table-cell table:style-name="Table3.C2" office:value-type="string">
            <text:p text:style-name="P53">Contiene le informazione sulla strutturazione della base dati.</text:p>
          </table:table-cell>
        </table:table-row>
        <table:table-row>
          <table:table-cell table:style-name="Table3.A2" office:value-type="string">
            <text:p text:style-name="P25"><text:span text:style-name="T69">doc/cc_skell.od</text:span><text:span text:style-name="T75">t</text:span></text:p>
          </table:table-cell>
          <table:table-cell table:style-name="Table3.A2" office:value-type="string">
            <text:p text:style-name="P54">Framework</text:p>
          </table:table-cell>
          <table:table-cell table:style-name="Table3.C2" office:value-type="string">
            <text:p text:style-name="P55">Contiene le informazioni sulla strutturazoione dello skell.</text:p>
          </table:table-cell>
        </table:table-row>
        <table:table-row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50"/>
          </table:table-cell>
          <table:table-cell table:style-name="Table3.C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19"/>
          </table:table-cell>
        </table:table-row>
      </table:table>
      <text:p text:style-name="P4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" svg:font-family="Time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it" fo:country="I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it" fo:country="IT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cd6ed"/>
    </style:style>
    <style:style style:name="MT1" style:family="text">
      <style:text-properties officeooo:rsid="002cd6ed"/>
    </style:style>
    <style:style style:name="MT2" style:family="text">
      <style:text-properties officeooo:rsid="008f60e5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itle/>CopassConnect – <text:span text:style-name="MT1">Specifiche</text:span> v.0.0.<text:span text:style-name="MT2">4</text:span><text:tab/><text:tab/><text:page-number text:select-page="current">7</text:page-number> di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102</meta:generator>
    <dc:date>2012-10-22T17:42:22</dc:date>
    <dc:creator>unto </dc:creator>
    <meta:editing-duration>PT4H19M36S</meta:editing-duration>
    <meta:editing-cycles>132</meta:editing-cycles>
    <meta:document-statistic meta:table-count="3" meta:image-count="0" meta:object-count="0" meta:page-count="7" meta:paragraph-count="137" meta:word-count="1192" meta:character-count="8174" meta:non-whitespace-character-count="7130"/>
  </office:meta>
</office:document-meta>
</file>